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200000172E9BC8C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yw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Footer">
      <style:paragraph-properties fo:margin-left="0cm" fo:margin-right="0cm" fo:text-align="center" style:justify-single-word="false" fo:widows="1" fo:text-indent="0cm" style:auto-text-indent="false" fo:background-color="#ffffff">
        <style:background-image/>
      </style:paragraph-properties>
      <style:text-properties style:font-name="Arial1" fo:font-size="10pt" style:font-size-asian="10pt" style:font-size-complex="10pt"/>
    </style:style>
    <style:style style:name="P4" style:family="paragraph" style:parent-style-name="Footer">
      <style:paragraph-properties fo:margin-left="0cm" fo:margin-right="0cm" fo:text-align="center" style:justify-single-word="false" fo:widows="1" fo:text-indent="0cm" style:auto-text-indent="false" fo:background-color="#ffffff">
        <style:background-image/>
      </style:paragraph-properties>
      <style:text-properties style:font-name="Arial1" fo:font-size="9pt" style:font-size-asian="9pt" style:font-size-complex="9pt"/>
    </style:style>
    <style:style style:name="P5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6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70%" draw:color-mode="standard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z" form:apply-filter="true" form:command-type="table" form:control-implementation="ooo:com.sun.star.form.component.Form" office:target-frame="" xlink:href="" xlink:type="simple">
          <form:text form:name="user" form:control-implementation="ooo:com.sun.star.form.component.TextField" xml:id="control1" form:id="control1" form:readonly="true" form:data-field="use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zas" form:control-implementation="ooo:com.sun.star.form.component.TextField" xml:id="control2" form:id="control2" form:readonly="true" form:data-field="cz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" form:control-implementation="ooo:com.sun.star.form.component.TextField" xml:id="control3" form:id="control3" form:readonly="true" form:data-field="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skladniki" form:control-implementation="ooo:com.sun.star.form.component.TextField" xml:id="control4" form:id="control4" form:readonly="true" form:data-field="skladnik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opis" form:control-implementation="ooo:com.sun.star.form.component.TextField" xml:id="control5" form:id="control5" form:readonly="true" form:data-field="opi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paragraph" draw:z-index="2" draw:name="name" draw:style-name="gr1" draw:text-style-name="P6" svg:width="13.001cm" svg:height="1.059cm" svg:x="2.044cm" svg:y="0.012cm" draw:control="control3"/></text:p>
      <text:p text:style-name="Standard"/>
      <text:p text:style-name="Standard"/>
      <text:p text:style-name="Standard"><draw:control text:anchor-type="paragraph" draw:z-index="0" draw:name="user" draw:style-name="gr1" draw:text-style-name="P5" svg:width="4.601cm" svg:height="1.001cm" svg:x="1.803cm" svg:y="0.219cm" draw:control="control1"/><draw:frame draw:style-name="fr1" draw:name="grafika1" text:anchor-type="paragraph" svg:x="9.045cm" svg:y="0.203cm" svg:width="7.89cm" svg:height="9.019cm" draw:z-index="3"><draw:image xlink:href="Pictures/100002010000017200000172E9BC8CA3.png" xlink:type="simple" xlink:show="embed" xlink:actuate="onLoad"/></draw:frame></text:p>
      <text:p text:style-name="P1"><text:span text:style-name="T2"><text:s/>A</text:span>utor:</text:p>
      <text:p text:style-name="P1"><draw:control text:anchor-type="paragraph" draw:z-index="1" draw:name="czas" draw:style-name="gr1" draw:text-style-name="P5" svg:width="4.601cm" svg:height="1.001cm" svg:x="1.803cm" svg:y="0.245cm" draw:control="control2"/></text:p>
      <text:p text:style-name="P1"><text:span text:style-name="T2"><text:s/>C</text:span>zas:</text:p>
      <text:p text:style-name="P1"/>
      <text:p text:style-name="P1"><text:span text:style-name="T2"><text:s/>S</text:span>kładniki:</text:p>
      <text:p text:style-name="P1"><draw:control text:anchor-type="paragraph" draw:z-index="4" draw:name="skladniki" draw:style-name="gr1" draw:text-style-name="P5" svg:width="8.355cm" svg:height="6.557cm" svg:x="0.018cm" svg:y="0.083cm" draw:control="control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ontrol text:anchor-type="paragraph" draw:z-index="5" draw:name="opis" draw:style-name="gr1" draw:text-style-name="P5" svg:width="17.001cm" svg:height="10.464cm" svg:x="0cm" svg:y="0.621cm" draw:control="control5"/><text:span text:style-name="T3"> S</text:span><text:span text:style-name="T5">posób przyrządzenia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yw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center" style:justify-single-word="false" fo:widows="1" fo:text-indent="0cm" style:auto-text-indent="false" fo:background-color="#ffffff">
        <style:background-image/>
      </style:paragraph-properties>
      <style:text-properties style:font-name="Arial1" fo:font-size="10pt" style:font-size-asian="10pt" style:font-size-complex="10pt"/>
    </style:style>
    <style:style style:name="MP2" style:family="paragraph" style:parent-style-name="Footer">
      <style:paragraph-properties fo:margin-left="0cm" fo:margin-right="0cm" fo:text-align="center" style:justify-single-word="false" fo:widows="1" fo:text-indent="0cm" style:auto-text-indent="false" fo:background-color="#ffffff">
        <style:background-image/>
      </style:paragraph-properties>
      <style:text-properties style:font-name="Arial1" fo:font-size="9pt" style:font-size-asian="9pt" style:font-size-complex="9pt"/>
    </style:style>
    <style:style style:name="MT1" style:family="text">
      <style:text-properties fo:font-variant="normal" fo:text-transform="none" fo:color="#000000" fo:letter-spacing="normal" fo:font-style="normal" fo:font-weight="normal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70%" draw:color-mode="standard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fika2" text:anchor-type="as-char" svg:width="5.223cm" svg:height="1.395cm" draw:z-index="6"><draw:image xlink:href="http://i.imgur.com/v1QRRBY.png" xlink:type="simple" xlink:show="embed" xlink:actuate="onLoad"/></draw:frame></text:p>
      </style:header>
      <style:footer>
        <text:p text:style-name="MP1"><text:span text:style-name="MT1">© UG, Projekty zespołowe, 2016</text:span> </text:p>
        <text:p text:style-name="MP2">przepisy-kulinarne.rhcloud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5T03:27:06.54</meta:creation-date>
    <dc:date>2016-04-10T12:08:58.51</dc:date>
    <meta:editing-duration>PT1H29M13S</meta:editing-duration>
    <meta:editing-cycles>4</meta:editing-cycles>
    <meta:generator>OpenOffice/4.1.2$Win32 OpenOffice.org_project/412m3$Build-9782</meta:generator>
    <meta:print-date>2016-04-10T11:51:08.36</meta:print-date>
    <meta:document-statistic meta:table-count="0" meta:image-count="2" meta:object-count="0" meta:page-count="1" meta:paragraph-count="7" meta:word-count="11" meta:character-count="108"/>
  </office:meta>
</office:document-meta>
</file>